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8.102cm"/>
    </style:style>
    <style:style style:name="co3" style:family="table-column">
      <style:table-column-properties fo:break-before="auto" style:column-width="7.7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>
            <text:p>20 docs</text:p>
          </table:table-cell>
          <table:table-cell table:style-name="Default" office:value-type="string">
            <text:p>10 docs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table:number-columns-repeated="2" office:value-type="string">
            <text:p>200, 10, 0, 1</text:p>
          </table:table-cell>
          <table:table-cell/>
        </table:table-row>
        <table:table-row table:style-name="ro2">
          <table:table-cell office:value-type="string">
            <text:p>také v-1,mezistátním = 0.5485326</text:p>
          </table:table-cell>
          <table:table-cell office:value-type="string">
            <text:p>také v-1,mezistátním = 0.63097316</text:p>
          </table:table-cell>
          <table:table-cell/>
        </table:table-row>
        <table:table-row table:style-name="ro2">
          <table:table-cell office:value-type="string">
            <text:p>také v-5,mezistátním = 0.58714783</text:p>
          </table:table-cell>
          <table:table-cell office:value-type="string">
            <text:p>také v-5,mezistátním = 0.62467617</text:p>
          </table:table-cell>
          <table:table-cell/>
        </table:table-row>
        <table:table-row table:style-name="ro2">
          <table:table-cell office:value-type="string">
            <text:p>také v-8,mezistátním = 0.35434818</text:p>
          </table:table-cell>
          <table:table-cell office:value-type="string">
            <text:p>také v-8,mezistátním = 0.78719264</text:p>
          </table:table-cell>
          <table:table-cell/>
        </table:table-row>
        <table:table-row table:style-name="ro2">
          <table:table-cell office:value-type="string">
            <text:p>také v-9,mezistátním = 0.60146356</text:p>
          </table:table-cell>
          <table:table-cell office:value-type="string">
            <text:p>také v-9,mezistátním = 0.72943324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200, 40, 0, 1</text:p>
          </table:table-cell>
          <table:table-cell table:style-name="Default"/>
          <table:table-cell/>
        </table:table-row>
        <table:table-row table:style-name="ro2">
          <table:table-cell office:value-type="string">
            <text:p>také v-1,mezistátním = 0.5136505</text:p>
          </table:table-cell>
          <table:table-cell office:value-type="string">
            <text:p>také v-1,mezistátním = 0.71166545</text:p>
          </table:table-cell>
          <table:table-cell/>
        </table:table-row>
        <table:table-row table:style-name="ro2">
          <table:table-cell office:value-type="string">
            <text:p>také v-5,mezistátním = 0.55393326</text:p>
          </table:table-cell>
          <table:table-cell office:value-type="string">
            <text:p>také v-5,mezistátním = 0.6619456</text:p>
          </table:table-cell>
          <table:table-cell/>
        </table:table-row>
        <table:table-row table:style-name="ro2">
          <table:table-cell office:value-type="string">
            <text:p>také v-8,mezistátním = 0.35454413</text:p>
          </table:table-cell>
          <table:table-cell office:value-type="string">
            <text:p>také v-8,mezistátním = 0.8282261</text:p>
          </table:table-cell>
          <table:table-cell/>
        </table:table-row>
        <table:table-row table:style-name="ro2">
          <table:table-cell office:value-type="string">
            <text:p>také v-9,mezistátním = 0.5536364</text:p>
          </table:table-cell>
          <table:table-cell office:value-type="string">
            <text:p>také v-9,mezistátním = 0.7799914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300, 40, 0, 1</text:p>
          </table:table-cell>
          <table:table-cell table:style-name="Default"/>
          <table:table-cell/>
        </table:table-row>
        <table:table-row table:style-name="ro2">
          <table:table-cell office:value-type="string">
            <text:p>také v-1,mezistátním = 0.49563104</text:p>
          </table:table-cell>
          <table:table-cell office:value-type="string">
            <text:p>také v-1,mezistátním = 0.69291013</text:p>
          </table:table-cell>
          <table:table-cell/>
        </table:table-row>
        <table:table-row table:style-name="ro2">
          <table:table-cell office:value-type="string">
            <text:p>také v-5,mezistátním = 0.5837315</text:p>
          </table:table-cell>
          <table:table-cell office:value-type="string">
            <text:p>také v-5,mezistátním = 0.6356856</text:p>
          </table:table-cell>
          <table:table-cell/>
        </table:table-row>
        <table:table-row table:style-name="ro2">
          <table:table-cell office:value-type="string">
            <text:p>také v-8,mezistátním = 0.2659372</text:p>
          </table:table-cell>
          <table:table-cell office:value-type="string">
            <text:p>také v-8,mezistátním = 0.7888221</text:p>
          </table:table-cell>
          <table:table-cell/>
        </table:table-row>
        <table:table-row table:style-name="ro2">
          <table:table-cell office:value-type="string">
            <text:p>také v-9,mezistátním = 0.5794287</text:p>
          </table:table-cell>
          <table:table-cell office:value-type="string">
            <text:p>také v-9,mezistátním = 0.7547673</text:p>
          </table:table-cell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>
            <text:p>300, 10, 0, 1</text:p>
          </table:table-cell>
          <table:table-cell table:style-name="Default"/>
          <table:table-cell/>
        </table:table-row>
        <table:table-row table:style-name="ro2">
          <table:table-cell office:value-type="string">
            <text:p>také v-1,mezistátním = 0.45309556</text:p>
          </table:table-cell>
          <table:table-cell office:value-type="string">
            <text:p>také v-1,mezistátním = 0.67881876</text:p>
          </table:table-cell>
          <table:table-cell table:style-name="ce1" office:value-type="string">
            <text:p>také v-1,mezistátním = 0.38106027</text:p>
          </table:table-cell>
        </table:table-row>
        <table:table-row table:style-name="ro2">
          <table:table-cell office:value-type="string">
            <text:p>také v-5,mezistátním = 0.53362364</text:p>
          </table:table-cell>
          <table:table-cell office:value-type="string">
            <text:p>také v-5,mezistátním = 0.5920733</text:p>
          </table:table-cell>
          <table:table-cell table:style-name="ce1" office:value-type="string">
            <text:p>také v-5,mezistátním = 0.51323366</text:p>
          </table:table-cell>
        </table:table-row>
        <table:table-row table:style-name="ro2">
          <table:table-cell office:value-type="string">
            <text:p>také v-8,mezistátním = 0.2635842</text:p>
          </table:table-cell>
          <table:table-cell office:value-type="string">
            <text:p>také v-8,mezistátním = 0.7611874</text:p>
          </table:table-cell>
          <table:table-cell table:style-name="ce1" office:value-type="string">
            <text:p>také v-8,mezistátním = 0.25414822</text:p>
          </table:table-cell>
        </table:table-row>
        <table:table-row table:style-name="ro2">
          <table:table-cell office:value-type="string">
            <text:p>také v-9,mezistátním = 0.566472</text:p>
          </table:table-cell>
          <table:table-cell office:value-type="string">
            <text:p>také v-9,mezistátním = 0.7244886</text:p>
          </table:table-cell>
          <table:table-cell table:style-name="ce1" office:value-type="string">
            <text:p>také v-9,mezistátním = 0.2483255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h" number:country="YU">Di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h" number:country="YU">Din</number:currency-symbol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7">17.06.2011</text:date>, <text:time>00:0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6T22:34:56.62</meta:creation-date>
    <dc:date>2011-06-17T00:03:14.97</dc:date>
    <meta:editing-duration>PT01H13M08S</meta:editing-duration>
    <meta:editing-cycles>1</meta:editing-cycles>
    <meta:document-statistic meta:table-count="3" meta:cell-count="43" meta:object-count="0"/>
    <meta:generator>OpenOffice.org/3.2$Win32 OpenOffice.org_project/320m18$Build-9502</meta:generator>
  </office:meta>
</office:document-meta>
</file>